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8_26" style:family="text">
      <style:text-properties style:font-name="Verdana" fo:font-size="12pt" style:font-name-asian="Verdana" style:font-size-asian="12pt" style:font-name-complex="Verdana" style:font-size-complex="12pt"/>
    </style:style>
    <style:style style:name="T18_27" style:family="text">
      <style:text-properties style:font-name="Verdana" fo:font-size="12pt" style:font-name-asian="Verdana" style:font-size-asian="12pt" style:font-name-complex="Verdana" style:font-size-complex="12pt"/>
    </style:style>
    <style:style style:name="T18_28" style:family="text">
      <style:text-properties style:font-name="Verdana" fo:font-size="12pt" style:font-name-asian="Verdana" style:font-size-asian="12pt" style:font-name-complex="Verdana" style:font-size-complex="12pt"/>
    </style:style>
    <style:style style:name="T18_29" style:family="text">
      <style:text-properties style:font-name="Verdana" fo:font-size="12pt" style:font-name-asian="Verdana" style:font-size-asian="12pt" style:font-name-complex="Verdana" style:font-size-complex="12pt"/>
    </style:style>
    <style:style style:name="T18_30" style:family="text">
      <style:text-properties style:font-name="Verdana" fo:font-size="12pt" style:font-name-asian="Verdana" style:font-size-asian="12pt" style:font-name-complex="Verdana" style:font-size-complex="12pt"/>
    </style:style>
    <style:style style:name="T18_31" style:family="text">
      <style:text-properties style:font-name="Verdana" fo:font-size="12pt" style:font-name-asian="Verdana" style:font-size-asian="12pt" style:font-name-complex="Verdana" style:font-size-complex="12pt"/>
    </style:style>
    <style:style style:name="T18_3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3" style:family="text">
      <style:text-properties style:font-name="Verdana" fo:font-size="12pt" style:font-name-asian="Verdana" style:font-size-asian="12pt" style:font-name-complex="Verdana" style:font-size-complex="12pt"/>
    </style:style>
    <style:style style:name="T18_34" style:family="text">
      <style:text-properties style:font-name="Verdana" fo:font-size="12pt" style:font-name-asian="Verdana" style:font-size-asian="12pt" style:font-name-complex="Verdana" style:font-size-complex="12pt"/>
    </style:style>
    <style:style style:name="T18_35" style:family="text">
      <style:text-properties style:font-name="Verdana" fo:font-size="12pt" style:font-name-asian="Verdana" style:font-size-asian="12pt" style:font-name-complex="Verdana" style:font-size-complex="12pt"/>
    </style:style>
    <style:style style:name="T18_36" style:family="text">
      <style:text-properties style:font-name="Verdana" fo:font-size="12pt" style:font-name-asian="Verdana" style:font-size-asian="12pt" style:font-name-complex="Verdana" style:font-size-complex="12pt"/>
    </style:style>
    <style:style style:name="T18_37" style:family="text">
      <style:text-properties style:font-name="Verdana" fo:font-size="12pt" style:font-name-asian="Verdana" style:font-size-asian="12pt" style:font-name-complex="Verdana" style:font-size-complex="12pt"/>
    </style:style>
    <style:style style:name="T18_38" style:family="text">
      <style:text-properties style:font-name="Verdana" fo:font-size="12pt" style:font-name-asian="Verdana" style:font-size-asian="12pt" style:font-name-complex="Verdana" style:font-size-complex="12pt"/>
    </style:style>
    <style:style style:name="T18_39" style:family="text">
      <style:text-properties style:font-name="Verdana" fo:font-size="12pt" style:font-name-asian="Verdana" style:font-size-asian="12pt" style:font-name-complex="Verdana" style:font-size-complex="12pt"/>
    </style:style>
    <style:style style:name="T18_40" style:family="text">
      <style:text-properties style:font-name="Verdana" fo:font-size="12pt" style:font-name-asian="Verdana" style:font-size-asian="12pt" style:font-name-complex="Verdana" style:font-size-complex="12pt"/>
    </style:style>
    <style:style style:name="T18_41" style:family="text">
      <style:text-properties style:font-name="Verdana" fo:font-size="12pt" style:font-name-asian="Verdana" style:font-size-asian="12pt" style:font-name-complex="Verdana" style:font-size-complex="12pt"/>
    </style:style>
    <style:style style:name="T18_42" style:family="text">
      <style:text-properties style:font-name="Verdana" fo:font-size="12pt" style:font-name-asian="Verdana" style:font-size-asian="12pt" style:font-name-complex="Verdana" style:font-size-complex="12pt"/>
    </style:style>
    <style:style style:name="T18_43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margin-left="1.27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10-05-17</text:span></text:p>
      <text:p text:style-name="P4"><text:span text:style-name="T4_1">Time</text:span><text:span text:style-name="T4_2">:<text:s/>10.30</text:span></text:p>
      <text:p text:style-name="P5"><text:span text:style-name="T5_1">Facilitator</text:span><text:span text:style-name="T5_2">:<text:s/></text:span><text:span text:style-name="T5_3">Victor</text:span><text:span text:style-name="T5_4"><text:s/></text:span><text:span text:style-name="T5_5">Lindhé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What</text:span><text:span text:style-name="T9_3"><text:s/></text:span><text:span text:style-name="T9_4">happened</text:span><text:span text:style-name="T9_5"><text:s/></text:span><text:span text:style-name="T9_6">to</text:span><text:span text:style-name="T9_7"><text:s/></text:span><text:span text:style-name="T9_8">the</text:span><text:span text:style-name="T9_9"><text:s/></text:span><text:span text:style-name="T9_10">water</text:span><text:span text:style-name="T9_11">?</text:span></text:p>
      <text:p text:style-name="P10"><text:span text:style-name="T10_1">Reports</text:span><text:span text:style-name="T10_2"><text:s/>(15<text:s/></text:span><text:span text:style-name="T10_3">min</text:span><text:span text:style-name="T10_4">)</text:span></text:p>
      <text:p text:style-name="P11"><text:span text:style-name="T11_1"><text:tab/></text:span><text:span text:style-name="T11_2">Where</text:span><text:span text:style-name="T11_3"><text:s/></text:span><text:span text:style-name="T11_4">are</text:span><text:span text:style-name="T11_5"><text:s/></text:span><text:span text:style-name="T11_6">we</text:span><text:span text:style-name="T11_7"><text:s/></text:span><text:span text:style-name="T11_8">standing</text:span><text:span text:style-name="T11_9">?</text:span></text:p>
      <text:p text:style-name="P12"><text:span text:style-name="T12_1">Discussion</text:span><text:span text:style-name="T12_2"><text:s/></text:span><text:span text:style-name="T12_3">items</text:span><text:span text:style-name="T12_4"><text:s/>(35<text:s/></text:span><text:span text:style-name="T12_5">min</text:span><text:span text:style-name="T12_6">)</text:span></text:p>
      <text:p text:style-name="P13"><text:span text:style-name="T13_1"><text:tab/></text:span><text:span text:style-name="T13_2">Last</text:span><text:span text:style-name="T13_3"><text:s/></text:span><text:span text:style-name="T13_4">refactor</text:span><text:span text:style-name="T13_5"><text:s/></text:span><text:span text:style-name="T13_6">weekend</text:span><text:span text:style-name="T13_7">.<text:s/></text:span><text:span text:style-name="T13_8">What</text:span><text:span text:style-name="T13_9"><text:s/></text:span><text:span text:style-name="T13_10">should</text:span><text:span text:style-name="T13_11"><text:s/></text:span><text:span text:style-name="T13_12">we</text:span><text:span text:style-name="T13_13"><text:s/></text:span><text:span text:style-name="T13_14">do</text:span><text:span text:style-name="T13_15">?</text:span></text:p>
      <text:list text:style-name="LS1" xml:id="list0">
        <text:list-item>
          <text:list>
            <text:list-item>
              <text:list>
                <text:list-item>
                  <text:p text:style-name="P14"><text:span text:style-name="T14_1">roundCountdown</text:span><text:span text:style-name="T14_2"><text:s/></text:span><text:span text:style-name="T14_3">should</text:span><text:span text:style-name="T14_4"><text:s/></text:span><text:span text:style-name="T14_5">be</text:span><text:span text:style-name="T14_6"><text:s/></text:span><text:span text:style-name="T14_7">in</text:span><text:span text:style-name="T14_8"><text:s/></text:span><text:span text:style-name="T14_9">RoundModel</text:span></text:p>
                </text:list-item>
                <text:list-item>
                  <text:p text:style-name="P15"><text:span text:style-name="T15_1">this</text:span><text:span text:style-name="T15_2">.<text:s/></text:span><text:span text:style-name="T15_3">vs</text:span><text:span text:style-name="T15_4"><text:s/></text:span><text:span text:style-name="T15_5">that</text:span></text:p>
                </text:list-item>
              </text:list>
            </text:list-item>
          </text:list>
        </text:list-item>
      </text:list>
      <text:p text:style-name="P16"><text:span text:style-name="T16_1"><text:tab/></text:span><text:span text:style-name="T16_2">We</text:span><text:span text:style-name="T16_3"><text:s/></text:span><text:span text:style-name="T16_4">need</text:span><text:span text:style-name="T16_5"><text:s/></text:span><text:span text:style-name="T16_6">to</text:span><text:span text:style-name="T16_7"><text:s/></text:span><text:span text:style-name="T16_8">clean</text:span><text:span text:style-name="T16_9"><text:s/></text:span><text:span text:style-name="T16_10">up</text:span><text:span text:style-name="T16_11"><text:s/></text:span><text:span text:style-name="T16_12">the</text:span><text:span text:style-name="T16_13"><text:s/></text:span><text:span text:style-name="T16_14">git</text:span><text:span text:style-name="T16_15"><text:s/></text:span><text:span text:style-name="T16_16">repo</text:span><text:span text:style-name="T16_17">.</text:span></text:p>
      <text:p text:style-name="P17"><text:span text:style-name="T17_1"><text:tab/></text:span><text:span text:style-name="T17_2">And</text:span><text:span text:style-name="T17_3"><text:s/></text:span><text:span text:style-name="T17_4">make</text:span><text:span text:style-name="T17_5"><text:s/></text:span><text:span text:style-name="T17_6">sure</text:span><text:span text:style-name="T17_7"><text:s/></text:span><text:span text:style-name="T17_8">SDD</text:span><text:span text:style-name="T17_9"><text:s/></text:span><text:span text:style-name="T17_10">and</text:span><text:span text:style-name="T17_11"><text:s/></text:span><text:span text:style-name="T17_12">RAD</text:span><text:span text:style-name="T17_13"><text:s/></text:span><text:span text:style-name="T17_14">are</text:span><text:span text:style-name="T17_15"><text:s/></text:span><text:span text:style-name="T17_16">nice</text:span><text:span text:style-name="T17_17">.</text:span></text:p>
      <text:p text:style-name="P18"><text:span text:style-name="T18_1"><text:tab/></text:span><text:span text:style-name="T18_2">Test</text:span><text:span text:style-name="T18_3"><text:s/></text:span><text:span text:style-name="T18_4">import</text:span><text:span text:style-name="T18_5"><text:s/></text:span><text:span text:style-name="T18_6">on</text:span><text:span text:style-name="T18_7"><text:s/></text:span><text:span text:style-name="T18_8">another</text:span><text:span text:style-name="T18_9"><text:s/></text:span><text:span text:style-name="T18_10">computer</text:span><text:span text:style-name="T18_11"><text:s/></text:span><text:span text:style-name="T18_12">with</text:span><text:span text:style-name="T18_13"><text:s/></text:span><text:span text:style-name="T18_14">eclipse</text:span><text:span text:style-name="T18_15"><text:s/></text:span><text:span text:style-name="T18_16">and</text:span><text:span text:style-name="T18_17"><text:s/></text:span><text:span text:style-name="T18_18">so</text:span><text:span text:style-name="T18_19"><text:s/></text:span><text:span text:style-name="T18_20">on</text:span><text:span text:style-name="T18_21"><text:s/></text:span><text:span text:style-name="T18_22">to</text:span><text:span text:style-name="T18_23"><text:s/></text:span><text:span text:style-name="T18_24">make</text:span><text:span text:style-name="T18_25"><text:s/></text:span><text:span text:style-name="T18_26">sure</text:span><text:span text:style-name="T18_27"><text:s/></text:span><text:span text:style-name="T18_28">the</text:span><text:span text:style-name="T18_29"><text:s/></text:span><text:span text:style-name="T18_30">grader</text:span><text:span text:style-name="T18_31"><text:s/></text:span><text:span text:style-name="T18_32">will</text:span><text:span text:style-name="T18_33"><text:s/></text:span><text:span text:style-name="T18_34">be</text:span><text:span text:style-name="T18_35"><text:s/></text:span><text:span text:style-name="T18_36">able</text:span><text:span text:style-name="T18_37"><text:s/></text:span><text:span text:style-name="T18_38">to</text:span><text:span text:style-name="T18_39"><text:s/></text:span><text:span text:style-name="T18_40">install</text:span><text:span text:style-name="T18_41"><text:s/></text:span><text:span text:style-name="T18_42">it</text:span><text:span text:style-name="T18_43">.</text:span></text:p>
      <text:p text:style-name="P19"><text:span text:style-name="T19_1"><text:tab/></text:span><text:span text:style-name="T19_2">We</text:span><text:span text:style-name="T19_3"><text:s/></text:span><text:span text:style-name="T19_4">should</text:span><text:span text:style-name="T19_5"><text:s/></text:span><text:span text:style-name="T19_6">work</text:span><text:span text:style-name="T19_7"><text:s/></text:span><text:span text:style-name="T19_8">on</text:span><text:span text:style-name="T19_9"><text:s/></text:span><text:span text:style-name="T19_10">the</text:span><text:span text:style-name="T19_11"><text:s/></text:span><text:span text:style-name="T19_12">presentation</text:span><text:span text:style-name="T19_13">.</text:span></text:p>
      <text:p text:style-name="P20"><text:span text:style-name="T20_1"><text:tab/></text:span><text:span text:style-name="T20_2">I</text:span><text:span text:style-name="T20_3"><text:s/></text:span><text:span text:style-name="T20_4">hope</text:span><text:span text:style-name="T20_5"><text:s/></text:span><text:span text:style-name="T20_6">I</text:span><text:span text:style-name="T20_7"><text:s/></text:span><text:span text:style-name="T20_8">get</text:span><text:span text:style-name="T20_9"><text:s/></text:span><text:span text:style-name="T20_10">a</text:span><text:span text:style-name="T20_11"><text:s/></text:span><text:span text:style-name="T20_12">nice</text:span><text:span text:style-name="T20_13"><text:s/></text:span><text:span text:style-name="T20_14">vacation</text:span><text:span text:style-name="T20_15"><text:s/></text:span><text:span text:style-name="T20_16">this</text:span><text:span text:style-name="T20_17"><text:s/></text:span><text:span text:style-name="T20_18">summer</text:span><text:span text:style-name="T20_19">.<text:s/></text:span></text:p>
      <text:p text:style-name="P21"><text:span text:style-name="T21_1">Outcomes</text:span><text:span text:style-name="T21_2"><text:s/></text:span><text:span text:style-name="T21_3">and</text:span><text:span text:style-name="T21_4"><text:s/></text:span><text:span text:style-name="T21_5">assignments</text:span><text:span text:style-name="T21_6"><text:s/>(5<text:s/></text:span><text:span text:style-name="T21_7">min</text:span><text:span text:style-name="T21_8">)</text:span></text:p>
      <text:p text:style-name="P22"><text:span text:style-name="T22_1">Wrap</text:span><text:span text:style-name="T22_2"><text:s/></text:span><text:span text:style-name="T22_3">up</text:span></text:p>
      <text:p text:style-name="P23"><text:span text:style-name="T23_1">Next</text:span><text:span text:style-name="T23_2"><text:s/></text:span><text:span text:style-name="T23_3">meeting</text:span><text:span text:style-name="T23_4"><text:s/>: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